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loatBenchmark_arrayMapping_obj.main( String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loatBenchmark_arrayMapping_obj.perf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loatBenchmark_arrayMapping_obj.perf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